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Erreurs" style:family="table">
      <style:table-properties style:width="16.999cm" table:align="margins"/>
    </style:style>
    <style:style style:name="tableErreurs.A" style:family="table-column">
      <style:table-column-properties style:column-width="16.999cm" style:rel-column-width="65535*"/>
    </style:style>
    <style:style style:name="tableErreurs.1" style:family="table-row">
      <style:table-row-properties style:keep-together="false" fo:keep-together="always"/>
    </style:style>
    <style:style style:name="tableErreurs.A1" style:family="table-cell">
      <style:table-cell-properties fo:background-color="transparent" fo:padding="0.097cm" fo:border="none">
        <style:background-image/>
      </style:table-cell-properties>
    </style:style>
    <style:style style:name="tableAvertissements" style:family="table">
      <style:table-properties style:width="16.999cm" table:align="margins"/>
    </style:style>
    <style:style style:name="tableAvertissements.A" style:family="table-column">
      <style:table-column-properties style:column-width="16.999cm" style:rel-column-width="65535*"/>
    </style:style>
    <style:style style:name="tableAvertissements.1" style:family="table-row">
      <style:table-row-properties style:keep-together="false" fo:keep-together="always"/>
    </style:style>
    <style:style style:name="tableAvertissements.A1" style:family="table-cell">
      <style:table-cell-properties fo:background-color="transparent" fo:padding="0.097cm" fo:border="none">
        <style:background-image/>
      </style:table-cell-properties>
    </style:style>
    <style:style style:name="tableFatal" style:family="table">
      <style:table-properties style:width="16.999cm" table:align="margins"/>
    </style:style>
    <style:style style:name="tableFatal.A" style:family="table-column">
      <style:table-column-properties style:column-width="16.999cm" style:rel-column-width="65535*"/>
    </style:style>
    <style:style style:name="tableFatal.A1" style:family="table-cell">
      <style:table-cell-properties fo:padding="0.097cm" fo:border="0.002cm solid #000000"/>
    </style:style>
    <style:style style:name="P1" style:family="paragraph" style:parent-style-name="Heading_20_3">
      <style:text-properties style:font-name="Helvetica"/>
    </style:style>
    <style:style style:name="P2" style:family="paragraph" style:parent-style-name="contenu_20_tableau_20_1e_20_ligne">
      <style:text-properties style:font-name="Helvetica"/>
    </style:style>
    <style:style style:name="P3" style:family="paragraph" style:parent-style-name="Table_20_Contents">
      <style:text-properties style:font-name="Helvetica"/>
    </style:style>
    <style:style style:name="P4" style:family="paragraph" style:parent-style-name="Heading_20_4">
      <style:text-properties style:font-name="Helvetica"/>
    </style:style>
    <style:style style:name="P5" style:family="paragraph" style:parent-style-name="Standard">
      <style:text-properties style:font-name="Helvetica" fo:font-size="7pt" style:font-size-asian="7pt" style:font-size-complex="7pt"/>
    </style:style>
    <style:style style:name="P6" style:family="paragraph" style:parent-style-name="Text_20_body">
      <style:text-properties fo:color="#ff0000" style:font-name="Helvetica" fo:font-weight="bold" style:font-weight-asian="bold" style:font-weight-complex="bold"/>
    </style:style>
    <style:style style:name="P7" style:family="paragraph" style:parent-style-name="Text_20_body">
      <style:text-properties style:font-name="Helveti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protocole_titre_diagnostique=%</text:p>
      <text:p text:style-name="P4">%=protocole_erreurs_titre=%</text:p>
      <table:table table:name="tableErreurs" table:style-name="tableErreurs">
        <table:table-column table:style-name="tableErreurs.A"/>
        <table:table-row table:style-name="tableErreurs.1">
          <table:table-cell table:style-name="tableErreurs.A1" office:value-type="string">
            <text:p text:style-name="P2">%{HEADER_ROWS:0}%%{0,element}%%=protocole_diagnostique_element=%</text:p>
          </table:table-cell>
        </table:table-row>
        <table:table-row table:style-name="tableErreurs.1">
          <table:table-cell table:style-name="tableErreurs.A1" office:value-type="string">
            <text:p text:style-name="P3">%{1,erreur}%%=protocole_message=%</text:p>
          </table:table-cell>
        </table:table-row>
      </table:table>
      <text:p text:style-name="P4">%=protocole_avertissements_titre=%</text:p>
      <table:table table:name="tableAvertissements" table:style-name="tableAvertissements">
        <table:table-column table:style-name="tableAvertissements.A"/>
        <table:table-row table:style-name="tableAvertissements.1">
          <table:table-cell table:style-name="tableAvertissements.A1" office:value-type="string">
            <text:p text:style-name="P2">%{HEADER_ROWS:0}%%{0,element}%%=protocole_diagnostique_element=%</text:p>
          </table:table-cell>
        </table:table-row>
        <table:table-row table:style-name="tableAvertissements.1">
          <table:table-cell table:style-name="tableAvertissements.A1" office:value-type="string">
            <text:p text:style-name="P3">%{1,erreur}%%=protocole_message=%</text:p>
          </table:table-cell>
        </table:table-row>
      </table:table>
      <text:p text:style-name="P4">%=protocole_fatal_titre=%</text:p>
      <text:p text:style-name="P6">%=fatal_error_info=%</text:p>
      <table:table table:name="tableFatal" table:style-name="tableFatal">
        <table:table-column table:style-name="tableFatal.A"/>
        <table:table-row>
          <table:table-cell table:style-name="tableFatal.A1" office:value-type="string">
            <text:p text:style-name="P5">%{HEADER_ROWS:0}%%{RM_IF_NO_DATA:true}%%{0,fatalerror}%%=protocole_fatalerror_message=%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left="0.4cm" fo:margin-right="0cm" fo:line-height="0.3cm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/>
      <style:text-properties fo:font-weight="bold" style:font-weight-asian="normal" style:font-weight-complex="norma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8T10:22:21</meta:creation-date>
    <dc:date>2015-11-24T17:12:57.91</dc:date>
    <meta:editing-cycles>21</meta:editing-cycles>
    <meta:editing-duration>PT19M47S</meta:editing-duration>
    <meta:document-statistic meta:table-count="3" meta:image-count="0" meta:object-count="0" meta:page-count="1" meta:paragraph-count="10" meta:word-count="10" meta:character-count="419"/>
    <dc:creator>lga </dc:creator>
    <meta:user-defined meta:name="Info 1"/>
    <meta:user-defined meta:name="Info 2"/>
    <meta:user-defined meta:name="Info 3"/>
    <meta:user-defined meta:name="Info 4"/>
  </office:meta>
</office:document-meta>
</file>